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254cm" svg:height="0.254cm" svg:x="0.183cm" svg:y="1.7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254cm" svg:height="0.254cm" svg:x="0.583cm" svg:y="1.7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254cm" svg:height="0.254cm" svg:x="0.983cm" svg:y="1.75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0.254cm" svg:height="0.254cm" svg:x="1.383cm" svg:y="1.75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254cm" svg:height="0.254cm" svg:x="1.783cm" svg:y="1.75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0.254cm" svg:height="0.254cm" svg:x="2.183cm" svg:y="1.7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0.254cm" svg:height="0.254cm" svg:x="2.583cm" svg:y="1.7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0.254cm" svg:height="0.254cm" svg:x="2.983cm" svg:y="1.7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0.254cm" svg:height="0.254cm" svg:x="0.391cm" svg:y="1.248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254cm" svg:height="0.254cm" svg:x="1.192cm" svg:y="1.24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254cm" svg:height="0.254cm" svg:x="1.993cm" svg:y="1.25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254cm" svg:height="0.254cm" svg:x="2.794cm" svg:y="1.251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254cm" svg:height="0.254cm" svg:x="2.395cm" svg:y="0.652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254cm" svg:height="0.254cm" svg:x="0.797cm" svg:y="0.65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254cm" svg:height="0.254cm" svg:x="1.6cm" svg:y="0.157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0.31cm" svg:y1="1.756cm" svg:x2="0.428cm" svg:y2="1.465cm" draw:start-shape="id1" draw:start-glue-point="0" draw:end-shape="id2" draw:end-glue-point="7" svg:d="M310 1756l118-291" svg:viewBox="0 0 119 292">
          <text:p/>
        </draw:connector>
        <draw:connector draw:style-name="gr2" draw:text-style-name="P1" draw:layer="layout" draw:type="line" svg:x1="0.71cm" svg:y1="1.756cm" svg:x2="0.608cm" svg:y2="1.465cm" draw:start-shape="id3" draw:start-glue-point="0" draw:end-shape="id2" draw:end-glue-point="9" svg:d="M710 1756l-102-291" svg:viewBox="0 0 103 292">
          <text:p/>
        </draw:connector>
        <draw:connector draw:style-name="gr2" draw:text-style-name="P1" draw:layer="layout" draw:type="line" svg:x1="1.11cm" svg:y1="1.756cm" svg:x2="1.229cm" svg:y2="1.466cm" draw:start-shape="id4" draw:start-glue-point="0" draw:end-shape="id5" draw:end-glue-point="7" svg:d="M1110 1756l119-290" svg:viewBox="0 0 120 291">
          <text:p/>
        </draw:connector>
        <draw:connector draw:style-name="gr2" draw:text-style-name="P1" draw:layer="layout" draw:type="line" svg:x1="1.409cm" svg:y1="1.466cm" svg:x2="1.51cm" svg:y2="1.756cm" draw:start-shape="id5" draw:start-glue-point="9" draw:end-shape="id6" draw:end-glue-point="0" svg:d="M1409 1466l101 290" svg:viewBox="0 0 102 291">
          <text:p/>
        </draw:connector>
        <draw:connector draw:style-name="gr2" draw:text-style-name="P1" draw:layer="layout" draw:type="line" svg:x1="2.03cm" svg:y1="1.467cm" svg:x2="1.91cm" svg:y2="1.756cm" draw:start-shape="id7" draw:start-glue-point="7" draw:end-shape="id8" draw:end-glue-point="0" svg:d="M2030 1467l-120 289" svg:viewBox="0 0 121 290">
          <text:p/>
        </draw:connector>
        <draw:connector draw:style-name="gr2" draw:text-style-name="P1" draw:layer="layout" draw:type="line" svg:x1="2.21cm" svg:y1="1.467cm" svg:x2="2.31cm" svg:y2="1.756cm" draw:start-shape="id7" draw:start-glue-point="9" draw:end-shape="id9" draw:end-glue-point="0" svg:d="M2210 1467l100 289" svg:viewBox="0 0 101 290">
          <text:p/>
        </draw:connector>
        <draw:connector draw:style-name="gr2" draw:text-style-name="P1" draw:layer="layout" draw:type="line" svg:x1="2.831cm" svg:y1="1.468cm" svg:x2="2.71cm" svg:y2="1.756cm" draw:start-shape="id10" draw:start-glue-point="7" draw:end-shape="id11" svg:d="M2831 1468l-121 288" svg:viewBox="0 0 122 289">
          <text:p/>
        </draw:connector>
        <draw:connector draw:style-name="gr2" draw:text-style-name="P1" draw:layer="layout" draw:type="line" svg:x1="3.011cm" svg:y1="1.468cm" svg:x2="3.11cm" svg:y2="1.756cm" draw:start-shape="id10" draw:start-glue-point="9" draw:end-shape="id12" draw:end-glue-point="0" svg:d="M3011 1468l99 288" svg:viewBox="0 0 100 289">
          <text:p/>
        </draw:connector>
        <draw:connector draw:style-name="gr2" draw:text-style-name="P1" draw:layer="layout" draw:type="line" svg:x1="2.612cm" svg:y1="0.869cm" svg:x2="2.831cm" svg:y2="1.288cm" draw:start-shape="id13" draw:start-glue-point="9" draw:end-shape="id10" draw:end-glue-point="5" svg:d="M2612 869l219 419" svg:viewBox="0 0 220 420">
          <text:p/>
        </draw:connector>
        <draw:connector draw:style-name="gr2" draw:text-style-name="P1" draw:layer="layout" draw:type="line" svg:x1="2.432cm" svg:y1="0.869cm" svg:x2="2.21cm" svg:y2="1.287cm" draw:start-shape="id13" draw:start-glue-point="7" draw:end-shape="id7" draw:end-glue-point="11" svg:d="M2432 869l-222 418" svg:viewBox="0 0 223 419">
          <text:p/>
        </draw:connector>
        <draw:connector draw:style-name="gr2" draw:text-style-name="P1" draw:layer="layout" draw:type="line" svg:x1="1.014cm" svg:y1="0.871cm" svg:x2="1.229cm" svg:y2="1.286cm" draw:start-shape="id14" draw:start-glue-point="9" draw:end-shape="id5" draw:end-glue-point="5" svg:d="M1014 871l215 415" svg:viewBox="0 0 216 416">
          <text:p/>
        </draw:connector>
        <draw:connector draw:style-name="gr2" draw:text-style-name="P1" draw:layer="layout" draw:type="line" svg:x1="0.834cm" svg:y1="0.871cm" svg:x2="0.608cm" svg:y2="1.285cm" draw:start-shape="id14" draw:start-glue-point="7" draw:end-shape="id2" draw:end-glue-point="11" svg:d="M834 871l-226 414" svg:viewBox="0 0 227 415">
          <text:p/>
        </draw:connector>
        <draw:connector draw:style-name="gr2" draw:text-style-name="P1" draw:layer="layout" draw:type="line" svg:x1="1.014cm" svg:y1="0.691cm" svg:x2="1.637cm" svg:y2="0.374cm" draw:start-shape="id14" draw:start-glue-point="11" draw:end-shape="id15" draw:end-glue-point="7" svg:d="M1014 691l623-317" svg:viewBox="0 0 624 318">
          <text:p/>
        </draw:connector>
        <draw:connector draw:style-name="gr2" draw:text-style-name="P1" draw:layer="layout" draw:type="line" svg:x1="1.817cm" svg:y1="0.374cm" svg:x2="2.432cm" svg:y2="0.689cm" draw:start-shape="id15" draw:start-glue-point="9" draw:end-shape="id13" draw:end-glue-point="5" svg:d="M1817 374l615 315" svg:viewBox="0 0 616 3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3.429cm" fo:page-height="2.1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10:02:07.846774829</meta:creation-date>
    <dc:date>2014-09-21T17:35:08.045348000</dc:date>
    <meta:editing-duration>PT16M44S</meta:editing-duration>
    <meta:editing-cycles>15</meta:editing-cycles>
    <meta:generator>LibreOffice/4.2.5.2$MacOSX_x86 LibreOffice_project/61cb170a04bb1f12e77c884eab9192be736ec5f5</meta:generator>
    <meta:document-statistic meta:object-count="29"/>
  </office:meta>
</office:document-meta>
</file>